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20000037BC9285DD6B17CB0AF.png" manifest:media-type="image/png"/>
  <manifest:file-entry manifest:full-path="Pictures/10000000000003BD000003BD5846B59BA87645E9.png" manifest:media-type="image/png"/>
  <manifest:file-entry manifest:full-path="Pictures/100000000000040B000003EAC60ABBFA7D0D0057.png" manifest:media-type="image/png"/>
  <manifest:file-entry manifest:full-path="Pictures/10000000000003F6000003EA2E4E3ADCBE1F6709.png" manifest:media-type="image/png"/>
  <manifest:file-entry manifest:full-path="Pictures/10000000000003E80000012C165ECDD98FF5728F.png" manifest:media-type="image/png"/>
  <manifest:file-entry manifest:full-path="Pictures/10000000000003AE000003B42F4F9E7B31F26125.png" manifest:media-type="image/png"/>
  <manifest:file-entry manifest:full-path="Pictures/100000000000042F000003DBC050848C9773A7B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777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2pt" style:font-size-asian="18pt" style:font-size-complex="18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font-size="2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213cm" svg:height="11.824cm" svg:x="1.8cm" svg:y="0.576cm">
          <draw:image xlink:href="Pictures/100000000000040B000003EAC60ABBFA7D0D0057.png" xlink:type="simple" xlink:show="embed" xlink:actuate="onLoad">
            <text:p/>
          </draw:image>
        </draw:frame>
        <draw:frame draw:style-name="gr1" draw:text-style-name="P1" draw:layer="layout" svg:width="11.535cm" svg:height="11.4cm" svg:x="15.3cm" svg:y="0.6cm">
          <draw:image xlink:href="Pictures/10000000000003F6000003EA2E4E3ADCBE1F6709.png" xlink:type="simple" xlink:show="embed" xlink:actuate="onLoad">
            <text:p/>
          </draw:image>
        </draw:frame>
        <draw:frame draw:style-name="gr2" draw:text-style-name="P2" draw:layer="layout" svg:width="1.277cm" svg:height="1.119cm" svg:x="0.6cm" svg:y="1.2cm">
          <draw:text-box>
            <text:p><text:span text:style-name="T1">A)</text:span></text:p>
          </draw:text-box>
        </draw:frame>
        <draw:frame draw:style-name="gr2" draw:text-style-name="P2" draw:layer="layout" svg:width="1.277cm" svg:height="1.119cm" svg:x="14.101cm" svg:y="1.2cm">
          <draw:text-box>
            <text:p><text:span text:style-name="T1">B)</text:span></text:p>
          </draw:text-box>
        </draw:frame>
        <draw:frame draw:style-name="gr1" draw:text-style-name="P1" draw:layer="layout" svg:width="26.457cm" svg:height="7.937cm" svg:x="0.743cm" svg:y="12.463cm">
          <draw:image xlink:href="Pictures/10000000000003E80000012C165ECDD98FF5728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4" draw:text-style-name="P4" draw:layer="layout" svg:width="11.016cm" svg:height="10.152cm" svg:x="0.184cm" svg:y="0.2cm">
          <draw:image xlink:href="Pictures/100000000000042F000003DBC050848C9773A7BF.png" xlink:type="simple" xlink:show="embed" xlink:actuate="onLoad">
            <text:p/>
          </draw:image>
        </draw:frame>
        <draw:frame draw:style-name="gr4" draw:text-style-name="P4" draw:layer="layout" svg:width="9.402cm" svg:height="9.462cm" svg:x="11.4cm" svg:y="0.538cm">
          <draw:image xlink:href="Pictures/10000000000003AE000003B42F4F9E7B31F26125.png" xlink:type="simple" xlink:show="embed" xlink:actuate="onLoad">
            <text:p/>
          </draw:image>
        </draw:frame>
        <draw:frame draw:style-name="gr4" draw:text-style-name="P4" draw:layer="layout" svg:width="9.582cm" svg:height="9.582cm" svg:x="0.818cm" svg:y="11cm">
          <draw:image xlink:href="Pictures/10000000000003BD000003BD5846B59BA87645E9.png" xlink:type="simple" xlink:show="embed" xlink:actuate="onLoad">
            <text:p/>
          </draw:image>
        </draw:frame>
        <draw:frame draw:style-name="gr4" draw:text-style-name="P4" draw:layer="layout" svg:width="9.568cm" svg:height="9.666cm" svg:x="11.332cm" svg:y="10.898cm">
          <draw:image xlink:href="Pictures/10000000000003720000037BC9285DD6B17CB0A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1T08:47:17.863982026</meta:creation-date>
    <dc:date>2019-09-18T09:15:26.323730951</dc:date>
    <meta:editing-duration>PT19M13S</meta:editing-duration>
    <meta:editing-cycles>4</meta:editing-cycles>
    <meta:generator>LibreOffice/5.1.6.2$Linux_X86_64 LibreOffice_project/10m0$Build-2</meta:generator>
    <meta:document-statistic meta:object-count="34"/>
  </office:meta>
</office:document-meta>
</file>